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6d5a"/>
    </style:style>
    <style:style style:name="T1" style:family="text">
      <style:text-properties officeooo:rsid="001e6d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Integrado - Sistema de Gerenciamento de Estoque<text:line-break/><text:line-break/>Descrição<text:line-break/>Este é um sistema básico para gerenciar o estoque de produtos. O sistema permite adicionar, remover e atualizar produtos no estoque, bem como consultar o estoque atual.<text:line-break/><text:line-break/>Como Executar<text:line-break/>1. Clone o repositório com o seguinte comando:<text:line-break/> <text:s text:c="3"/>bash<text:line-break/> <text:s text:c="3"/>git clone &lt;url-do-repositorio&gt;<text:line-break/> <text:s text:c="3"/><text:line-break/>2. Navegue até o diretório do projeto:<text:line-break/> <text:s text:c="3"/>bash<text:line-break/> <text:s text:c="3"/>cd Projetointegrado<text:line-break/> <text:s text:c="3"/><text:line-break/>3. Compile e execute o projeto usando Maven:<text:line-break/> <text:s text:c="3"/>bash<text:line-break/> <text:s text:c="3"/>mvn clean package<text:line-break/> <text:s text:c="3"/>java -jar target/Projetointegrado-1.0-SNAPSHOT.jar<text:line-break/> <text:s text:c="3"/><text:line-break/><text:line-break/>Estrutura do Projeto<text:line-break/>O projeto está organizado nas seguintes classes principais:<text:line-break/><text:line-break/>- Produto: Classe que representa um produto no estoque.<text:line-break/>- Estoque: Gerencia a lista de produtos disponíveis.<text:line-break/>- Cliente: Representa um cliente no sistema.<text:line-break/>- Fornecedor: Gerencia os fornecedores dos produtos.<text:line-break/>- Main: Classe principal responsável pela execução do sistema.<text:line-break/><text:line-break/>Funcionalidades Principais<text:line-break/>- Adicionar novos produtos ao estoque.<text:line-break/>- Remover produtos do estoque.<text:line-break/>- Atualizar informações de produtos existentes.<text:line-break/>- Consultar a lista de produtos disponíveis.<text:line-break/><text:line-break/>Escolhas de Design<text:line-break/>O projeto foi desenvolvido com uma estrutura simples para facilitar a expansão futura. As principais classes foram separadas em diferentes componentes (Produto, Estoque, Cliente e Fornecedor) para manter a responsabilidade de cada classe clara e focada.<text:line-break/><text:line-break/>Ferramentas Utilizadas<text:line-break/>- Maven: Gerenciamento de dependências e automação de compilação.<text:line-break/>- Git: Controle de versão do código.<text:line-break/>- Java: Linguagem de programação principal.<text:line-break/><text:line-break/>Processos de Software Adotados<text:line-break/>- DAO (Data Access Object): Utilizado para acessar e gerenciar os dados de produtos e estoque. Isso separa a lógica de negócios da lógica de persistência de dados.<text:line-break/>- Controle de versão (Git): O projeto foi versionado usando Git, permitindo o controle completo das alterações e colaboração com outros desenvolvedores.<text:line-break/><text:line-break/><text:soft-page-break/>Publicação no GitHub<text:line-break/>Este projeto está publicado no GitHub. Para acessar, siga o link:<text:line-break/><text:line-break/></text:p>
      <text:p text:style-name="P1">Link do Repositório:( <text:a xlink:type="simple" xlink:href="https://github.com/larissa2256/Projeto-Integrado-2.git" text:style-name="Internet_20_link" text:visited-style-name="Visited_20_Internet_20_Link">https://github.com/larissa2256/Projeto-Integrado-2.git</text:a> 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21:00:58.202000000</meta:creation-date>
    <dc:date>2024-09-10T21:42:19.731000000</dc:date>
    <meta:editing-duration>PT41M23S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" meta:word-count="288" meta:character-count="2065" meta:non-whitespace-character-count="1725"/>
  </office:meta>
</office:document-meta>
</file>